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 fo:min-height="7.89cm" fo:min-width="2.84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2.458cm" fo:min-width="9.408cm"/>
    </style:style>
    <style:style style:name="gr3" style:family="graphic" style:parent-style-name="standard">
      <style:graphic-properties draw:textarea-horizontal-align="justify" draw:textarea-vertical-align="middle" draw:auto-grow-height="false" fo:min-height="2.448cm" fo:min-width="1.7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4.445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7.85cm" fo:min-width="4.7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2.35cm" fo:min-width="2.8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 fo:min-height="2.35cm" fo:min-width="2.80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cccc99" draw:textarea-horizontal-align="justify" draw:textarea-vertical-align="middle" draw:auto-grow-height="false" fo:min-height="1.651cm" fo:min-width="3.682cm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 fo:min-height="2.35cm" fo:min-width="2.803cm"/>
    </style:style>
    <style:style style:name="gr12" style:family="graphic" style:parent-style-name="standard">
      <style:graphic-properties draw:fill-color="#ccffff" draw:textarea-horizontal-align="justify" draw:textarea-vertical-align="middle" draw:auto-grow-height="false" fo:min-height="3.732cm" fo:min-width="8.575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2.95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cm" svg:height="8.5cm" svg:x="23.4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10.2cm" svg:height="3cm" svg:x="13.1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" draw:id="id8">
          <draw:custom-shape draw:style-name="gr3" draw:text-style-name="P1" draw:layer="layout" svg:width="3.871cm" svg:height="4.566cm" draw:transform="skewX (-0.000174532925199432) rotate (1.57969750598007) translate (7.734cm 9.52cm)">
            <text:p text:style-name="P1"/>
            <draw:enhanced-geometry svg:viewBox="0 0 21600 21600" draw:glue-points="?f6 10800 10800 21600 ?f5 10800 10800 0" draw:text-areas="?f3 ?f3 ?f4 ?f4" draw:type="trapezoid" draw:modifiers="4805.9793024147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" draw:text-style-name="P2" draw:layer="layout" svg:width="4.326cm" svg:height="1.673cm" svg:x="7.9cm" svg:y="6.809cm">
            <draw:text-box>
              <text:p><text:span text:style-name="T1">Agent-Based Model</text:span></text:p>
            </draw:text-box>
          </draw:frame>
        </draw:g>
        <draw:custom-shape draw:style-name="gr5" draw:text-style-name="P1" xml:id="id7" draw:id="id7" draw:layer="layout" svg:width="5.2cm" svg:height="8.1cm" svg:x="1.3cm" svg:y="3.5cm">
          <text:p text:style-name="P1">Input:<text:line-break/>Parameter set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3.303cm" svg:height="2.6cm" svg:x="13.3cm" svg:y="6.3cm">
          <text:p text:style-name="P1">Outpu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451cm" svg:x1="12.3cm" svg:y1="7.564cm" svg:x2="13.3cm" svg:y2="7.6cm" draw:end-shape="id1" svg:d="M12300 7564h700v36h300" svg:viewBox="0 0 1001 37">
          <text:p/>
        </draw:connector>
        <draw:custom-shape draw:style-name="gr6" draw:text-style-name="P1" xml:id="id2" draw:id="id2" draw:layer="layout" svg:width="3.303cm" svg:height="2.6cm" svg:x="19.797cm" svg:y="6.3cm">
          <text:p text:style-name="P1">Simulated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3.303cm" svg:height="2.6cm" svg:x="23.597cm" svg:y="1cm">
          <text:p text:style-name="P1">Raw</text:p>
          <text:p text:style-name="P1">observed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3.303cm" svg:height="2.6cm" svg:x="23.597cm" svg:y="6.3cm">
          <text:p text:style-name="P1">Observed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6.603cm" svg:y1="7.6cm" svg:x2="19.797cm" svg:y2="7.6cm" draw:start-shape="id1" draw:start-glue-point="1" draw:end-shape="id2" svg:d="M16603 7600h3194" svg:viewBox="0 0 3195 1">
          <text:p text:style-name="P1"><text:span text:style-name="T2">Transformation</text:span></text:p>
          <text:p text:style-name="P1"><text:span text:style-name="T2"/></text:p>
        </draw:connector>
        <draw:connector draw:style-name="gr9" draw:text-style-name="P3" draw:layer="layout" svg:x1="25.248cm" svg:y1="3.6cm" svg:x2="25.248cm" svg:y2="6.3cm" draw:start-shape="id3" draw:start-glue-point="2" draw:end-shape="id4" svg:d="M25248 3600v2700" svg:viewBox="0 0 1 2701">
          <text:p text:style-name="P1"><text:span text:style-name="T2">Transformation</text:span></text:p>
        </draw:connector>
        <draw:custom-shape draw:style-name="gr10" draw:text-style-name="P1" xml:id="id5" draw:id="id5" draw:layer="layout" svg:width="7cm" svg:height="1.9cm" svg:x="19.8cm" svg:y="11.1cm">
          <text:p text:style-name="P1">Comparative</text:p>
          <text:p text:style-name="P1">measure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1" draw:text-style-name="P1" xml:id="id6" draw:id="id6" draw:layer="layout" svg:width="3.303cm" svg:height="2.6cm" svg:x="21.697cm" svg:y="14.1cm">
          <text:p text:style-name="P1">Scor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1.448cm" svg:y1="8.9cm" svg:x2="23.3cm" svg:y2="11.1cm" draw:start-shape="id2" draw:start-glue-point="2" draw:end-shape="id5" svg:d="M21448 8900l1852 2200" svg:viewBox="0 0 1853 2201">
          <text:p/>
        </draw:connector>
        <draw:connector draw:style-name="gr7" draw:text-style-name="P1" draw:layer="layout" draw:type="line" svg:x1="25.248cm" svg:y1="8.9cm" svg:x2="23.3cm" svg:y2="11.1cm" draw:start-shape="id4" draw:start-glue-point="2" draw:end-shape="id5" svg:d="M25248 8900l-1948 2200" svg:viewBox="0 0 1949 2201">
          <text:p/>
        </draw:connector>
        <draw:connector draw:style-name="gr7" draw:text-style-name="P1" draw:layer="layout" draw:type="line" svg:x1="23.3cm" svg:y1="13cm" svg:x2="23.348cm" svg:y2="14.1cm" draw:start-shape="id5" draw:end-shape="id6" svg:d="M23300 13000l48 1100" svg:viewBox="0 0 49 1101">
          <text:p/>
        </draw:connector>
        <draw:connector draw:style-name="gr7" draw:text-style-name="P1" draw:layer="layout" draw:type="line" svg:x1="6.5cm" svg:y1="7.55cm" svg:x2="7.7cm" svg:y2="7.564cm" draw:start-shape="id7" draw:end-shape="id8" svg:d="M6500 7550l1200 14" svg:viewBox="0 0 1201 15">
          <text:p/>
        </draw:connector>
        <draw:custom-shape draw:style-name="gr12" draw:text-style-name="P1" xml:id="id13" draw:id="id13" draw:layer="layout" svg:width="9.8cm" svg:height="4.3cm" svg:x="6.2cm" svg:y="12.4cm"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draw:type="line" svg:x1="18.2cm" svg:y1="9.1cm" svg:x2="13.55cm" svg:y2="13cm" draw:start-shape="id9" draw:start-glue-point="2" draw:end-shape="id10" draw:end-glue-point="0" svg:d="M18200 9100l-4650 3900" svg:viewBox="0 0 4651 3901">
          <text:p/>
        </draw:connector>
        <draw:custom-shape draw:style-name="gr13" draw:text-style-name="P1" xml:id="id11" draw:id="id11" draw:layer="layout" svg:width="3.9cm" svg:height="3.2cm" svg:x="6.7cm" svg:y="13cm">
          <text:p text:style-name="P1">Sensitivity</text:p>
          <text:p text:style-name="P1">analyse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0" draw:id="id10" draw:layer="layout" svg:width="3.9cm" svg:height="3.2cm" svg:x="11.6cm" svg:y="13cm">
          <text:p text:style-name="P1">Stability</text:p>
          <text:p text:style-name="P1">analyses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.9cm" svg:y1="11.6cm" svg:x2="8.65cm" svg:y2="13cm" draw:start-shape="id7" draw:end-shape="id11" draw:end-glue-point="0" svg:d="M3900 11600l4750 1400" svg:viewBox="0 0 4751 1401">
          <text:p/>
        </draw:connector>
        <draw:connector draw:style-name="gr7" draw:text-style-name="P1" draw:layer="layout" draw:type="line" svg:x1="18.2cm" svg:y1="9.1cm" svg:x2="8.65cm" svg:y2="13cm" draw:start-shape="id9" draw:start-glue-point="2" draw:end-shape="id11" draw:end-glue-point="0" svg:d="M18200 9100l-9550 3900" svg:viewBox="0 0 9551 3901">
          <text:p/>
        </draw:connector>
        <draw:frame draw:style-name="gr14" xml:id="id12" draw:id="id12" draw:layer="layout" svg:width="3.144cm" svg:height="0.962cm" svg:x="21.8cm" svg:y="18cm">
          <draw:text-box>
            <text:p>Inference</text:p>
          </draw:text-box>
        </draw:frame>
        <draw:connector draw:style-name="gr7" draw:text-style-name="P1" draw:layer="layout" draw:type="line" svg:x1="23.348cm" svg:y1="16.7cm" svg:x2="23.372cm" svg:y2="18cm" draw:start-shape="id6" draw:start-glue-point="2" draw:end-shape="id12" draw:end-glue-point="0" svg:d="M23348 16700l24 1300" svg:viewBox="0 0 25 1301">
          <text:p/>
        </draw:connector>
        <draw:connector draw:style-name="gr7" draw:text-style-name="P1" draw:layer="layout" draw:type="line" svg:x1="16cm" svg:y1="14.55cm" svg:x2="20.5cm" svg:y2="12.05cm" draw:start-shape="id13" draw:start-glue-point="7" draw:end-shape="id5" draw:end-glue-point="5" svg:d="M16000 14550l4500-2500" svg:viewBox="0 0 4501 2501">
          <text:p/>
        </draw:connector>
        <draw:connector draw:style-name="gr7" draw:text-style-name="P1" draw:layer="layout" draw:type="line" svg:x1="16cm" svg:y1="14.55cm" svg:x2="21.8cm" svg:y2="18.481cm" draw:start-shape="id13" draw:start-glue-point="7" draw:end-shape="id12" svg:d="M16000 14550l5800 3931" svg:viewBox="0 0 5801 3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3-31T13:31:15.090149489</meta:creation-date>
    <dc:date>2015-03-31T14:52:08.981684215</dc:date>
    <dc:creator>Aurelien Luciani</dc:creator>
    <meta:editing-duration>PT13M25S</meta:editing-duration>
    <meta:editing-cycles>2</meta:editing-cycles>
    <meta:generator>LibreOffice/4.3.6.2$Linux_X86_64 LibreOffice_project/430$Build-2</meta:generator>
    <meta:document-statistic meta:object-count="29"/>
  </office:meta>
</office:document-meta>
</file>